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86" calcext:value-type="float">
            <text:p>686</text:p>
          </table:table-cell>
          <table:table-cell table:style-name="ce11" table:formula="of:=[.B2]" office:value-type="float" office:value="686" calcext:value-type="float">
            <text:p>686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1359570.5375" calcext:value-type="float">
            <text:p>1359570.537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860" calcext:value-type="float">
            <text:p>686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13.4913333333333" calcext:value-type="float">
            <text:p>13.4913333333333</text:p>
          </table:table-cell>
          <table:table-cell table:style-name="ce15" table:formula="of:=1%*(1+[.N15])/60" office:value-type="percentage" office:value="0.00196666666666667" calcext:value-type="percentage">
            <text:p>0.2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9.275" calcext:value-type="percentage">
            <text:p>19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7050" calcext:value-type="float">
            <text:p>70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10.63375" calcext:value-type="float">
            <text:p>10.63375</text:p>
          </table:table-cell>
          <table:table-cell table:style-name="ce15" table:formula="of:=2%/60+[.C7]/10000/60" office:value-type="percentage" office:value="0.00150833333333333" calcext:value-type="percentage">
            <text:p>0.1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10" calcext:value-type="float">
            <text:p>510</text:p>
          </table:table-cell>
          <table:table-cell table:style-name="ce11" table:formula="of:=[.B4]*(1+[.T15])" office:value-type="float" office:value="5240.25" calcext:value-type="float">
            <text:p>5240.2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13.275" calcext:value-type="percentage">
            <text:p>13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50.3605" calcext:value-type="float">
            <text:p>50.3605</text:p>
          </table:table-cell>
          <table:table-cell table:style-name="ce15" table:formula="of:=([.R3]-1%/60)*(4+[.B28]*3%)+(1%/60)" office:value-type="percentage" office:value="0.00714333333333333" calcext:value-type="percentage">
            <text:p>0.7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15" calcext:value-type="float">
            <text:p>415</text:p>
          </table:table-cell>
          <table:table-cell table:style-name="ce11" table:formula="of:=[.B5]*(1+[.W15])" office:value-type="float" office:value="2085.375" calcext:value-type="float">
            <text:p>2085.37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4" calcext:value-type="percentage">
            <text:p>40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20" calcext:value-type="float">
            <text:p>620</text:p>
          </table:table-cell>
          <table:table-cell table:style-name="ce11" table:formula="of:=[.B6]*(1+[.Z15])" office:value-type="float" office:value="6370.5" calcext:value-type="float">
            <text:p>6370.5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11.83" calcext:value-type="percentage">
            <text:p>1183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705" calcext:value-type="float">
            <text:p>705</text:p>
          </table:table-cell>
          <table:table-cell table:style-name="ce11" table:formula="of:=[.B7]" office:value-type="float" office:value="705" calcext:value-type="float">
            <text:p>70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639797.9" calcext:value-type="float">
            <text:p>639797.9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1359570.5375" calcext:value-type="float">
            <text:p>1359570.53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AF15]))/(1/(1+[.$AO$15]))" office:value-type="float" office:value="2079343.175" calcext:value-type="float">
            <text:p>2079343.17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9.275" calcext:value-type="percentage">
            <text:p>192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AC15]" office:value-type="percentage" office:value="13.275" calcext:value-type="percentage">
            <text:p>132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I15]" office:value-type="percentage" office:value="4" calcext:value-type="percentage">
            <text:p>40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9.275" calcext:value-type="percentage">
            <text:p>19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0.8" calcext:value-type="percentage">
            <text:p>108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11.83" calcext:value-type="percentage">
            <text:p>1183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9.275" calcext:value-type="percentage">
            <text:p>92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4.025" calcext:value-type="percentage">
            <text:p>402.50%</text:p>
          </table:table-cell>
          <table:table-cell table:style-name="ce15" table:number-columns-repeated="2"/>
          <table:table-cell table:style-name="ce15" table:formula="of:=SUM([.Z18:.Z57])" office:value-type="percentage" office:value="9.275" calcext:value-type="percentage">
            <text:p>9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13.275" calcext:value-type="percentage">
            <text:p>13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I18:.AI57])" office:value-type="percentage" office:value="4" calcext:value-type="percentage">
            <text:p>40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5" table:formula="of:=SUM([.AO18:.AO57])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Intelligence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2"/>
          <table:table-cell table:style-name="ce11" office:value-type="string" calcext:value-type="string">
            <text:p>Durability</text:p>
          </table:table-cell>
          <table:table-cell table:style-name="ce11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14" table:formula="of:=([.I18]+[.J18]*[.$B18])" office:value-type="percentage" office:value="0.75" calcext:value-type="percentage">
            <text:p>75.00%</text:p>
          </table:table-cell>
          <table:table-cell table:style-name="ce14" table:formula="of:=[.K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5.25" calcext:value-type="percentage">
            <text:p>525.00%</text:p>
          </table:table-cell>
          <table:table-cell table:number-columns-repeated="6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5.25" calcext:value-type="percentage">
            <text:p>525.00%</text:p>
          </table:table-cell>
          <table:table-cell table:style-name="ce14"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18]+[.AB18]*[.$B18])*[.$F18]" office:value-type="percentage" office:value="5.25" calcext:value-type="percentage">
            <text:p>52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14" table:formula="of:=([.L19]+[.M19]*[.$B19])" office:value-type="percentage" office:value="1.2" calcext:value-type="percentage">
            <text:p>120.00%</text:p>
          </table:table-cell>
          <table:table-cell table:style-name="ce14" table:formula="of:=[.N19]" office:value-type="percentage" office:value="10.8" calcext:value-type="percentage">
            <text:p>1080.00%</text:p>
          </table:table-cell>
          <table:table-cell table:number-columns-repeated="3"/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0.8" calcext:value-type="percentage">
            <text:p>1080.00%</text:p>
          </table:table-cell>
          <table:table-cell table:number-columns-repeated="15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table:formula="of:=([.AM19]+[.AN19]*[.$B19])*[.$F19]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14" table:formula="of:=([.O20]+[.P20]*[.$B20])" office:value-type="percentage" office:value="0.975" calcext:value-type="percentage">
            <text:p>97.50%</text:p>
          </table:table-cell>
          <table:table-cell table:style-name="ce14" table:formula="of:=[.Q20]" office:value-type="percentage" office:value="6.825" calcext:value-type="percentage">
            <text:p>682.5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6.825" calcext:value-type="percentage">
            <text:p>682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14" table:formula="of:=([.I22]+[.J22]*[.$B22])" office:value-type="percentage" office:value="0.575" calcext:value-type="percentage">
            <text:p>57.50%</text:p>
          </table:table-cell>
          <table:table-cell table:style-name="ce14" table:formula="of:=[.K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4.025" calcext:value-type="percentage">
            <text:p>402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2]+[.AB22]*[.$B22])*[.$F22]" office:value-type="percentage" office:value="4.025" calcext:value-type="percentage">
            <text:p>402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14" table:formula="of:=([.I23]+[.J23]*[.$B23])" office:value-type="percentage" office:value="1.25" calcext:value-type="percentage">
            <text:p>125.00%</text:p>
          </table:table-cell>
          <table:table-cell table:style-name="ce14" table:formula="of:=[.K23]" office:value-type="percentage" office:value="10" calcext:value-type="percentage">
            <text:p>1000.0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10" calcext:value-type="percentage">
            <text:p>1000.00%</text:p>
          </table:table-cell>
          <table:table-cell table:number-columns-repeated="6"/>
          <table:table-cell table:style-name="ce14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14" table:formula="of:=([.AA24]+[.AB24]*[.$B24])" office:value-type="percentage" office:value="0.5" calcext:value-type="percentage">
            <text:p>50.00%</text:p>
          </table:table-cell>
          <table:table-cell table:style-name="ce14" table:formula="of:=[.AC24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4]+[.AB24]*[.$B24])*[.$F24]" office:value-type="percentage" office:value="4" calcext:value-type="percentage">
            <text:p>40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4]+[.AH24]*[.$B24])*[.$F24]" office:value-type="percentage" office:value="4" calcext:value-type="percentage">
            <text:p>40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14" table:formula="of:=([.AJ25]+[.AK25]*[.$B25])" office:value-type="percentage" office:value="0.5" calcext:value-type="percentage">
            <text:p>50.00%</text:p>
          </table:table-cell>
          <table:table-cell table:style-name="ce14" table:formula="of:=[.AL25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12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14" table:formula="of:=([.O26]+[.P26]*[.$B26])" office:value-type="percentage" office:value="0.715" calcext:value-type="percentage">
            <text:p>71.50%</text:p>
          </table:table-cell>
          <table:table-cell table:style-name="ce14" table:formula="of:=[.Q26]" office:value-type="percentage" office:value="5.005" calcext:value-type="percentage">
            <text:p>500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5.005" calcext:value-type="percentage">
            <text:p>500.50%</text:p>
          </table:table-cell>
          <table:table-cell table:style-name="ce14" table:number-columns-repeated="12"/>
          <table:table-cell table:number-columns-repeated="3"/>
          <table:table-cell table:style-name="ce14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57:04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02:55:35.206000000</dc:date>
    <meta:generator>LibreOffice/7.0.5.2$Windows_X86_64 LibreOffice_project/64390860c6cd0aca4beafafcfd84613dd9dfb63a</meta:generator>
    <meta:editing-duration>PT3H25M5S</meta:editing-duration>
    <meta:editing-cycles>31</meta:editing-cycles>
    <meta:document-statistic meta:table-count="1" meta:cell-count="239" meta:object-count="0"/>
    <meta:user-defined meta:name="AppVersion">16.0300</meta:user-defined>
  </office:meta>
</office:document-meta>
</file>